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0A30F7933D1363A3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ato Light" fo:font-size="14pt" officeooo:rsid="000f7401" officeooo:paragraph-rsid="000f7401" style:font-size-asian="14pt" style:font-size-complex="14pt"/>
    </style:style>
    <style:style style:name="P2" style:family="paragraph" style:parent-style-name="Standard">
      <style:paragraph-properties fo:text-align="center" style:justify-single-word="false"/>
      <style:text-properties style:font-name="Lato Light" fo:font-size="26pt" officeooo:rsid="0011d5e9" officeooo:paragraph-rsid="0011d5e9" style:font-size-asian="22.75pt" style:font-size-complex="26pt"/>
    </style:style>
    <style:style style:name="P3" style:family="paragraph" style:parent-style-name="Standard">
      <style:paragraph-properties fo:text-align="center" style:justify-single-word="false"/>
      <style:text-properties officeooo:rsid="00125634" officeooo:paragraph-rsid="0011d5e9"/>
    </style:style>
    <style:style style:name="P4" style:family="paragraph" style:parent-style-name="Standard">
      <style:paragraph-properties fo:line-height="115%" fo:text-align="center" style:justify-single-word="false"/>
      <style:text-properties officeooo:paragraph-rsid="0011d5e9"/>
    </style:style>
    <style:style style:name="P5" style:family="paragraph" style:parent-style-name="Subtitle">
      <style:text-properties fo:font-size="6pt" style:font-size-asian="5.25pt" style:font-size-complex="6pt"/>
    </style:style>
    <style:style style:name="P6" style:family="paragraph" style:parent-style-name="NPA">
      <style:paragraph-properties fo:line-height="115%"/>
      <style:text-properties fo:font-size="15pt" style:font-size-asian="15pt" style:font-size-complex="15pt"/>
    </style:style>
    <style:style style:name="P7" style:family="paragraph" style:parent-style-name="NPA">
      <style:paragraph-properties fo:line-height="115%"/>
    </style:style>
    <style:style style:name="P8" style:family="paragraph" style:parent-style-name="Standard">
      <style:text-properties style:font-name="Lato Light" fo:font-size="14pt" officeooo:rsid="000f7401" officeooo:paragraph-rsid="000f7401" style:font-size-asian="14pt" style:font-size-complex="14pt"/>
    </style:style>
    <style:style style:name="P9" style:family="paragraph" style:parent-style-name="Standard">
      <style:paragraph-properties fo:text-align="center" style:justify-single-word="false"/>
      <style:text-properties officeooo:rsid="00125634" officeooo:paragraph-rsid="0011d5e9"/>
    </style:style>
    <style:style style:name="P10" style:family="paragraph" style:parent-style-name="Text_20_body">
      <style:text-properties style:font-name="Georgia"/>
    </style:style>
    <style:style style:name="P11" style:family="paragraph" style:parent-style-name="Text_20_body">
      <style:text-properties style:font-name="Georgia" officeooo:paragraph-rsid="001700d1"/>
    </style:style>
    <style:style style:name="P12" style:family="paragraph" style:parent-style-name="Text_20_body">
      <style:text-properties officeooo:rsid="001700d1" officeooo:paragraph-rsid="001700d1"/>
    </style:style>
    <style:style style:name="P13" style:family="paragraph" style:parent-style-name="Text_20_body" style:list-style-name="L5">
      <style:text-properties officeooo:rsid="001700d1" officeooo:paragraph-rsid="001700d1"/>
    </style:style>
    <style:style style:name="P14" style:family="paragraph" style:parent-style-name="Text_20_body">
      <style:text-properties officeooo:paragraph-rsid="00183a46"/>
    </style:style>
    <style:style style:name="P15" style:family="paragraph" style:parent-style-name="NPA">
      <style:paragraph-properties fo:line-height="115%"/>
    </style:style>
    <style:style style:name="P16" style:family="paragraph" style:parent-style-name="Heading_20_1">
      <style:text-properties officeooo:paragraph-rsid="00183a46"/>
    </style:style>
    <style:style style:name="T1" style:family="text">
      <style:text-properties officeooo:rsid="001700d1"/>
    </style:style>
    <style:style style:name="T2" style:family="text">
      <style:text-properties style:font-name="Georgia"/>
    </style:style>
    <style:style style:name="T3" style:family="text">
      <style:text-properties officeooo:rsid="00183a46"/>
    </style:style>
    <style:style style:name="T4" style:family="text">
      <style:text-properties style:font-name="Lato Light"/>
    </style:style>
    <style:style style:name="T5" style:family="text">
      <style:text-properties officeooo:rsid="001a00a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8.158cm" fo:text-indent="-0.635cm" fo:margin-left="8.1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793cm" fo:text-indent="-0.635cm" fo:margin-left="8.7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63cm" fo:text-indent="-0.635cm" fo:margin-left="10.0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333cm" fo:text-indent="-0.635cm" fo:margin-left="11.3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968cm" fo:text-indent="-0.635cm" fo:margin-left="11.9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603cm" fo:text-indent="-0.635cm" fo:margin-left="12.6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3.238cm" fo:text-indent="-0.635cm" fo:margin-left="13.238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6cm" fo:text-indent="-0.635cm" fo:margin-left="8.35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UT du Havre</text:p>
      <text:p text:style-name="P6">Université du Havre</text:p>
      <text:p text:style-name="P6">Année Universitaire :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anuel du programmeur</text:p>
      <text:p text:style-name="P5"><draw:frame draw:style-name="fr1" draw:name="Image1" text:anchor-type="paragraph" svg:x="2.39cm" svg:y="-0.148cm" svg:width="4.837cm" svg:height="0.113cm" draw:z-index="0"><draw:image xlink:href="Pictures/10000000000000C80000000A30F7933D1363A33E.png" xlink:type="simple" xlink:show="embed" xlink:actuate="onLoad"/></draw:frame></text:p>
      <text:p text:style-name="Subtitle">Progamme AlgoPars</text:p>
      <text:p text:style-name="P2"/>
      <text:p text:style-name="P2"/>
      <text:p text:style-name="P2"/>
      <text:p text:style-name="P2"/>
      <text:p text:style-name="P3"/>
      <text:p text:style-name="P3"/>
      <text:p text:style-name="P3"/>
      <text:p text:style-name="P3"/>
      <text:p text:style-name="P3"/>
      <text:p text:style-name="P4"/>
      <text:p text:style-name="P7">Corentin <text:s/><text:tab/>Athinault</text:p>
      <text:p text:style-name="P7">Florian <text:s/><text:tab/>Boulant</text:p>
      <text:p text:style-name="P7">Mathieu <text:s text:c="2"/><text:tab/>Chougui</text:p>
      <text:p text:style-name="P7">Clémence <text:tab/>Edouard</text:p>
      <text:p text:style-name="P7">Antoine <text:tab/>Waret</text:p>
      <text:h text:style-name="Heading_20_1" text:outline-level="1" text:is-list-header="true"><draw:frame draw:style-name="fr1" draw:name="Image4" text:anchor-type="paragraph" svg:x="0.409cm" svg:y="1.148cm" svg:width="2.252cm" svg:height="0.118cm" draw:z-index="2"><draw:image xlink:href="Pictures/10000000000000C80000000A30F7933D1363A33E.png" xlink:type="simple" xlink:show="embed" xlink:actuate="onLoad"/></draw:frame><text:soft-page-break/>Présentation</text:h>
      <text:p text:style-name="P10"><text:tab/></text:p>
      <text:p text:style-name="Text_20_body"><text:tab/><text:span text:style-name="T1">Bienvenue dans ce manuel dédié au(x) ? développeu(r|se)(s) ? qui reprendra notre travail sur notre programme AlgoPars. </text:span></text:p>
      <text:p text:style-name="P11"><text:span text:style-name="T1">Dans ce manuel, nous vous expliquerons dans l’ordre mentionné ci-dessous :</text:span></text:p>
      <text:list xml:id="list770151148934727944" text:style-name="L5">
        <text:list-item>
          <text:p text:style-name="P13"><text:span text:style-name="T2">La conception de notre programme </text:span></text:p>
        </text:list-item>
        <text:list-item>
          <text:p text:style-name="P13"><text:span text:style-name="T2">La liste de ses fonctionnalités</text:span></text:p>
        </text:list-item>
        <text:list-item>
          <text:p text:style-name="P13"><text:span text:style-name="T2">Le détail des principales fonctionnalités</text:span></text:p>
        </text:list-item>
      </text:list>
      <text:p text:style-name="P12"><text:span text:style-name="T2"/></text:p>
      <text:h text:style-name="P16" text:outline-level="1"><draw:frame draw:style-name="fr1" draw:name="Image3" text:anchor-type="paragraph" svg:x="1.503cm" svg:y="1.605cm" svg:width="4.115cm" svg:height="0.118cm" draw:z-index="1"><draw:image xlink:href="Pictures/10000000000000C80000000A30F7933D1363A33E.png" xlink:type="simple" xlink:show="embed" xlink:actuate="onLoad"/></draw:frame><text:span text:style-name="T3">La conception de notre programme</text:span></text:h>
      <text:p text:style-name="P14"/>
      <text:p text:style-name="P14"><text:tab/><text:span text:style-name="T3">Dans cette partie, nous vous exposerons notre programme sur le plan conceptuel. Pour ce faire, nous vous donnerons d’abord le diagramme de classes de notre programme, puis nous poursuivrons avec les règles à respecter pour continuer à programmer AlgoPars.</text:span></text:p>
      <text:h text:style-name="Heading_20_2" text:outline-level="2">Le diagramm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 Light" fo:font-family="'Lato Light'" style:font-family-generic="swiss"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normal"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2.01pt solid #0000ff" fo:padding="1.3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4.203000000</meta:creation-date>
    <dc:date>2017-01-16T14:17:18.421000000</dc:date>
    <meta:editing-duration>PT16M30S</meta:editing-duration>
    <meta:editing-cycles>2</meta:editing-cycles>
    <meta:generator>LibreOffice/5.1.6.2$Windows_x86 LibreOffice_project/07ac168c60a517dba0f0d7bc7540f5afa45f0909</meta:generator>
    <meta:document-statistic meta:table-count="0" meta:image-count="3" meta:object-count="0" meta:page-count="2" meta:paragraph-count="20" meta:word-count="120" meta:character-count="808" meta:non-whitespace-character-count="698"/>
  </office:meta>
</office:document-meta>
</file>